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LEE YIH KWANG   |  2021.07.01 10:49   |   </text:span><text:a xlink:type="simple" xlink:href="http://palinfo.habago.org/Entry?Command=Information_PrintForum#FORUM40798"><text:span text:style-name="T2">#</text:span></text:a></text:p>
      <text:p text:style-name="P3"><text:span text:style-name="T1">mRNA疫苗打進人體後, mRNA-Lipid nanoparticle會循環全身, 由Lipid nanoparticle將mRNA送進全身細胞, Spike protein會以mRNA為模板製造出來. Robert Malone在Youtube有描述, BNT/Moderna公司的疫苗在mRNA加上一串Transmembrane domain的胺基酸的核酸密碼(Codon), 於是Spike protein就固定在各種細胞的細胞膜上, 當Naive B cell胞膜上的IgM碰撞到Spike protein, 若IgM-spike結合夠緊, 該B cell就會活化, 回到淋巴結或脾臟產生抗體, 其中一部分是Neutralizing antibody. 因為沒有真正的病毒感染, 通常不會有Th活化去刺激B cell產生更多抗體(即使有, 也很弱), B cell也不易經由Tfh (follicular helper T cell) 刺激而分化成Plasma cell而有記憶, 但可能會有Th--&gt;DC--&gt;Tc的活化.</text:span><text:span text:style-name="T3"><text:line-break/></text:span><text:span text:style-name="T1">Robert Malone認為, mRNA疫苗的劑量應該要非常小, 而且要從細胞分泌出來, 而不是固定在細胞膜上, 分泌出來的Spike protein被Dendritic cell吃下去, 送到淋巴結去進行Th---&gt;DC---&gt;Tc 的活化, 但如果這樣做, Neutralizing antibody會比科興的滅活疫苗還低, 無法通過Phase III trial (中和抗體防止病毒感染的保護力必須&gt;50%才能達標).</text:span><text:span text:style-name="T3"><text:line-break/><text:line-break/></text:span><text:span text:style-name="T1">Robert Malone說出打疫苗的真相, 其實不是在產生Neutralizing antibody, 而是在誘導T cell immunity, 只要有Tc(CD8+)被活化, 即使被感染也是輕症或無症狀, 所以用Neutralizing antibody來計算疫苗的保護力是50%或90%, 然後說90%較好, 是錯誤的.</text:span></text:p>
      <text:p text:style-name="P2"><text:span text:style-name="T1">LEE YIH KWANG   |  2021.07.01 10:16   |   </text:span><text:a xlink:type="simple" xlink:href="http://palinfo.habago.org/Entry?Command=Information_PrintForum#FORUM40797"><text:span text:style-name="T2">#</text:span></text:a></text:p>
      <text:p text:style-name="P4"><text:span text:style-name="T3"><text:line-break/></text:span><text:span text:style-name="T1">mRNA疫苗奠基者談mRNA疫苗</text:span><text:span text:style-name="T3"><text:line-break/><text:line-break/><text:line-break/><text:line-break/></text:span><text:span text:style-name="T1">過去一週，Cationic liposome的發明者Robert Malone，也是RNA vaccine的奠基者在Podcast有三則訪談轉貼在Youtube:</text:span><text:span text:style-name="T3"><text:line-break/></text:span><text:span text:style-name="T1">1. Spike protein is very dangerous；it's cytotoxic</text:span><text:span text:style-name="T3"><text:line-break/></text:span><text:a xlink:type="simple" xlink:href="https://www.youtube.com/watch?v=Du2wm5nhTXY"><text:span text:style-name="T4">https://www.youtube.com/watch?v=Du2wm5nhTXY</text:span></text:a><text:span text:style-name="T3"><text:line-break/></text:span><text:span text:style-name="T1">影片從9:08開始重覆版主說了一年的mRNA疫苗真相。</text:span><text:span text:style-name="T3"><text:line-break/></text:span><text:span text:style-name="T1">The whole reason to use adenoviral vector or an mRNA is not just to generate antibodies, and a lot of the data and a lot of us that are deep in these data think that the way that they are really providing the protection is by cellular cytotoxicity. So you get CTLs against it. And that is the reason to use this gene therapy-based technology,--- is not just generating neutralizing antibodies but generating cytotoxic T lymphocytes.</text:span><text:span text:style-name="T3"><text:line-break/><text:line-break/></text:span><text:span text:style-name="T1">2. Pfizer data REVEAL - Where do the lipid nanoparticles collect?</text:span><text:span text:style-name="T3"><text:line-break/></text:span><text:span text:style-name="T1">https://www.youtube.com/watch?v=Tb_7E12VDE4</text:span><text:span text:style-name="T3"><text:line-break/></text:span><text:span text:style-name="T1">這則影片說出Spike protein mRNA在全身細胞表現，自體免疫疾病(Autoimmune disease)可能發生在幾年、十幾年、數十年後。其中卵巢與骨髓表現Spike protein最多。「卵巢」---這點令人擔心。</text:span><text:span text:style-name="T3"><text:line-break/><text:line-break/></text:span><text:span text:style-name="T1">3. Don't come back until your lips are blue</text:span><text:span text:style-name="T3"><text:line-break/></text:span><text:a xlink:type="simple" xlink:href="https://www.youtube.com/watch?v=sXApSn7t4yg"><text:span text:style-name="T4">https://www.youtube.com/watch?v=sXApSn7t4yg</text:span></text:a><text:span text:style-name="T3"><text:line-break/></text:span><text:span text:style-name="T1">這則提到Ivermectin對新冠病毒臨床試驗的難題是老藥無法申請專利，藥廠不願花2千萬美元去做三期臨床試驗。Malone認為Ivermectin有機會克服新冠疫情，但藥廠沒賺頭而拒絕研發。美國FDA蓄意隱瞞Ivermectin對新冠病毒的療效可能勝過全球數十億人打mRNA疫苗帶來的長遠副作用。</text:span><text:span text:style-name="T3"><text:line-break/><text:line-break/></text:span><text:span text:style-name="T1">許多網路上的專家在評論疫苗的優劣都只懂「中和抗體」，一般而言，中和抗體的保護力只要高於50%就好，代表疫苗對免疫細胞發生顯著的作用，在Phase III trial，中和抗體保護力若大於50%，就可拿到Real world去看T cell immunity，因為T cell immunity檢測花費十分驚人，只能用B cell immunity &gt; 50%來當參考。CTL(CD8+)/Th(CD4+) 的T cell immunity才是疫苗的重點，打疫苗的終極目標在讓T cell有記憶，當病毒入侵時，被CD8+ T cell發現就會攻擊被感染的細胞，細胞會死亡，病毒會被摧毀，這是完美的結局，但許多人不是這樣，因為會有漏網之魚(病毒)再進入新細胞，又被CD8+ T cell發現，漏網之魚一次又一次重複，CD8+ T cell就會釋放Cytokines把Dendritic cell及Macrophage吸引過來吞食病毒。Dendritic cell回到局部淋巴結把B cell及Th cell叫出來。Macrophage在感染處分泌各種Cytokines成為感染熱點，於是B cell、Th cell、Dendritic cell、Macrophage、 Fibroblast就匯集在熱點，合力讓B cell產生抗體、讓Fibroblast產生Collagen fiber把病毒團團包圍起來(防止病毒擴散)。被病毒感染的細胞在Cytokines的刺激下產生Anti-viral proteins and microRNAs，自己清除病毒(不是靠CD8+ T cell)，此時會有不等程度的症狀，在呼吸道黏膜細胞層也會有病毒，這些病毒若沒進入新細胞(被抗體及Collagen fiber阻攔)，會自然崩解；若進入新細胞，就會被細胞的Anti-viral proteins and microRNAs弄死。病毒只要不進入肺臟，就是感冒確診，自然會好。</text:span><text:span text:style-name="T3"><text:line-break/><text:line-break/></text:span><text:span text:style-name="T1">科興疫苗三期試驗的中和抗體保護力約50%，剛好低空越過合格線，最近德國的mRNA疫苗CureVac，在疫區進行突變株的三期臨床試驗，(不被感染的)保護力僅47%，研發可能中止。有醫師在網路上評論科興疫苗的(不被感染的)保護力僅50%，在智利75%的人接種一劑，確診卻不降反升。評論者的誤解在不知道99%以上的智利人天生就有CD8+ T cell(CTL)可以攔截新冠病毒，打疫苗後，對99%的人有用，對1%的人(可能不到1%)沒用，因為那1%的人不管打甚麼疫苗都誘導不出辨識新冠病毒為外來抗原的CTL(Cytotoxic T lymphocyte)，確診後遲早會死亡(這是天擇，智利每天死亡100人，直到天擇結束)。</text:span><text:span text:style-name="T3"><text:line-break/><text:line-break/></text:span><text:span text:style-name="T1">Google 「智利 新冠 確診(死亡)」可發現，智利確診人數從三月攀升至每天6000-8000，但死亡人數卻持平在每天100(確診死亡率約1.5%)，反觀沒打疫苗之前，確診死亡率約3-4%，代表科興疫苗會活化老人變鈍的CD8+ T cell(他們本來就有)，減少死亡，但無法保護天生沒有CD8+ T cell(recognizing the virus as foreign antigens)的人。</text:span><text:span text:style-name="T3"><text:line-break/><text:line-break/></text:span><text:span text:style-name="T1">看完Robert Malone三則Youtube訪談，以台灣的政治現況，最好的選擇是不打疫苗(99.9%以上的台灣人天生就有CD8+ T cell可辨識新冠病毒為外來抗原)，政府若想達到群體免疫，讓CD8+ T cell變鈍的老人重新活化，必須甩開政治意識形態，從中國引進滅活疫苗。mRNA疫苗及腺病毒疫苗是政治疫苗，也是戰略疫苗，原因是歐盟及美國都無法在一兩年內重建滅活疫苗的生產線(幾乎都在中國與印度)，來絕對滿足歐美十幾億人的需求(不依賴中國與印度)，上面的Youtube影片說出mRNA疫苗及腺病毒疫苗的真相。中國(滅活)與美國(mRNA)之間的冷戰，死傷的將是歐美白人，台灣人不必陪著歐美白人一起死。</text:span></text:p>
      <text:p text:style-name="P2"><text:span text:style-name="T1">許世勤   |  2021.07.01 09:14   |   </text:span><text:a xlink:type="simple" xlink:href="http://palinfo.habago.org/Entry?Command=Information_PrintForum#FORUM40796"><text:span text:style-name="T2">#</text:span></text:a></text:p>
      <text:p text:style-name="P3"><text:span text:style-name="T1">1. 按照免疫學原理，打一針便足以引發免疫反應。第二劑的目的在誘發免疫記憶，讓血清中的抗體濃度更大幅度的提升，藉此防禦病毒感染。</text:span><text:span text:style-name="T3"><text:line-break/><text:line-break/></text:span><text:span text:style-name="T1">莫德納在只打一劑的情況下，平均69.5%可以預防COVID-19。世界上約7%的民眾只打一劑莫德納疫苗，這些人在打完一劑之後14天內防禦率為50.8%。持續追蹤發現，剩下的未感染者在14天後防禦率達92.1%，但是超過28天后的防禦率則沒有檢驗。</text:span><text:span text:style-name="T3"><text:line-break/><text:line-break/></text:span><text:span text:style-name="T1">不管是Moderna, Phizer-BNT, 還是AstraZeneca的疫苗，皆發現只打一劑便有七成的防禦率，足以有效防範病毒的傳播。施打第二劑可達九成以上的防禦率，建議施打兩劑應該是公衛考量。</text:span><text:span text:style-name="T3"><text:line-break/><text:line-break/></text:span><text:span text:style-name="T1">2. 有一篇發表在PNAS的文章，在今年3月發表，網址如下：</text:span><text:span text:style-name="T3"><text:line-break/></text:span><text:a xlink:type="simple" xlink:href="https://reurl.cc/W3A20k"><text:span text:style-name="T4">https://reurl.cc/W3A20k</text:span></text:a><text:span text:style-name="T3"><text:line-break/><text:line-break/></text:span><text:span text:style-name="T1">SARS-CoV-2是單一正股RNA病毒，作者發現可以被「反轉錄」並安插到人類的基因中。</text:span><text:span text:style-name="T3"><text:line-break/><text:line-break/></text:span><text:span text:style-name="T1">mRNA疫苗因此產生可能會改變人類基因的疑慮，但是這一點在製作疫苗的時候已經考量進去了。</text:span><text:span text:style-name="T3"><text:line-break/><text:line-break/></text:span><text:span text:style-name="T1">人為設計的病毒mRNA，「理論上」必需加裝防止發生反轉錄的「帽子」，因為英文是用cap，我不知道要怎麼用中文形容比較好理解。不管是Phizer還是Moderna的mRNA疫苗，這些「帽子」應該都已經安裝好了。如果沒有安裝，那就可能變成基因武器，理論上審查不會通過。不過我不知道這兩支疫苗的確切設計，沒有去了解。</text:span></text:p>
      <text:p text:style-name="P2"><text:span text:style-name="T1">陳真   |  2021.07.01 04:23   |   </text:span><text:a xlink:type="simple" xlink:href="http://palinfo.habago.org/Entry?Command=Information_PrintForum#FORUM40795"><text:span text:style-name="T2">#</text:span></text:a></text:p>
      <text:p text:style-name="P4"><text:span text:style-name="T1">台灣人真要坐以待斃？(二十六)：疫苗與萊毒</text:span><text:span text:style-name="T3"><text:line-break/><text:line-break/></text:span><text:span text:style-name="T1">陳真</text:span><text:span text:style-name="T3"><text:line-break/><text:line-break/></text:span><text:span text:style-name="T1">2021. 07. 01.</text:span><text:span text:style-name="T3"><text:line-break/><text:line-break/><text:line-break/></text:span><text:span text:style-name="T1">請教世勤一個可能很蠢的問題：</text:span><text:span text:style-name="T3"><text:line-break/><text:line-break/></text:span><text:span text:style-name="T1">到底疫苗打第二劑是一種什麼樣的概念？</text:span><text:span text:style-name="T3"><text:line-break/><text:line-break/></text:span><text:span text:style-name="T1">劑量加強？純粹是量的問題？或是有內在不同機轉？</text:span><text:span text:style-name="T3"><text:line-break/><text:line-break/></text:span><text:span text:style-name="T1">若只是劑量加強，為何不一次打足？或是為何不打第三劑、第四劑？</text:span><text:span text:style-name="T3"><text:line-break/><text:line-break/></text:span><text:span text:style-name="T1">若第二劑是內在不同機轉，以莫德納為例，那又是什麼？如果只打第一劑就不再打第二劑，會不會有什麼內在負面效應？</text:span><text:span text:style-name="T3"><text:line-break/><text:line-break/></text:span><text:span text:style-name="T1">另外，想再請教世勤一個我看不出有何愚蠢之處的問題，但是，這問題卻被 "市面上" 的主流聲音給說得好像很蠢似的。那就是憑什麼說mRNA絕對不可能進入細胞核、甚至改變施打者的DNA？我的問題是：為何 "絕對" 不可能？理由何在？</text:span><text:span text:style-name="T3"><text:line-break/><text:line-break/></text:span><text:span text:style-name="T1">如果新冠病毒都能反轉錄嵌入宿主DNA，為何採用mRNA技術的莫德納等疫苗就絕對不會？如果施打疫苗者曾經或剛好在施打期間感染新冠病毒或其它反轉病毒例如HIV，遇到反轉錄酶，不會被順便打包嵌入施打者的DNA嗎？我要問的不是"不太可能"，而是為何 "市面上" 都說 "絕對" 不可能？</text:span><text:span text:style-name="T3"><text:line-break/><text:line-break/></text:span><text:span text:style-name="T1">發現反轉錄的現象，至今剛好滿五十周年。在五十年前，反轉錄也是被視為絕對不可能，但是現在卻成為大一學生的普通常識。</text:span><text:span text:style-name="T3"><text:line-break/><text:line-break/></text:span><text:span text:style-name="T1">謝謝世勤。你知道，除非有這方面的研究經驗，否則，一般臨床醫生的相關知識，其實就跟醫學院學生沒啥兩樣，所以，你可能要用很淺顯的方式說明，我才能聽懂。</text:span><text:span text:style-name="T3"><text:line-break/><text:line-break/></text:span><text:span text:style-name="T1">最近一有空就忙著閱讀大量論文，思考要不要打第二劑(我第一劑是打莫德納，再兩星期就得打第二劑)。我之所以猶豫的原因，主要是跟Luc Montagnier 和 Giulio Tarro 以及其他一些學者有關。他們多少影響了我的 "科學迷信"，亦即撼動我對於市面上的 "科學操作" 的一種 "單純" 或說 "愚蠢" 的信任。</text:span><text:span text:style-name="T3"><text:line-break/><text:line-break/></text:span><text:span text:style-name="T1">我知道還有一些其他國家的相關學者，準備向 "國際刑事法庭" (ICC) 提出訴訟，控告疫苗公司與政府涉嫌 "反人類罪行"，讓幾十億世人在對於相關風險一無所知的情況下，成為超大型人體實驗的白老鼠。</text:span><text:span text:style-name="T3"><text:line-break/><text:line-break/></text:span><text:span text:style-name="T1">Luc Montagnier 反對以國家力量強迫人民施打新冠疫苗，當他提到連小孩都被施打這些有著各種健康疑慮 (例如癌症) 甚至基因風險的疫苗時，他更是非常不以為然，說這樣做很離譜很惡劣。</text:span><text:span text:style-name="T3"><text:line-break/><text:line-break/></text:span><text:span text:style-name="T1">一般人可能不知道誰是Luc Montagnier 和 Giulio Tarro。Montagnier就是愛滋病毒(HIV) 的發現者，2008年的諾貝爾醫學獎得主。這是他的履歷：</text:span><text:span text:style-name="T3"><text:line-break/><text:line-break/></text:span><text:a xlink:type="simple" xlink:href="https://bit.ly/3y3F6Ey"><text:span text:style-name="T4">https://bit.ly/3y3F6Ey</text:span></text:a><text:span text:style-name="T3"><text:line-break/><text:line-break/></text:span><text:span text:style-name="T1">Giulio Tarro 也是一位具有世界聲望的病毒學者，相關介紹請看：</text:span><text:span text:style-name="T3"><text:line-break/><text:line-break/></text:span><text:a xlink:type="simple" xlink:href="https://bit.ly/3h77Iam"><text:span text:style-name="T4">https://bit.ly/3h77Iam</text:span></text:a><text:span text:style-name="T3"><text:line-break/><text:line-break/></text:span><text:span text:style-name="T1">我並不是因為他們是所謂世界權威而相信他們的說法，而是因為他們的 "保守" 態度而讓我信服，因為我自己也是個在知識上很 "保守" 的人，特別是對於自然科學，更是如此，因為自然科學建立在歸納法則上，而非邏輯演繹；今日言之鑿鑿之所謂 "科學真理"，明日很可能就成為笑柄。</text:span><text:span text:style-name="T3"><text:line-break/><text:line-break/></text:span><text:span text:style-name="T1">他們並沒有說這些新冠疫苗 "一定" 會產生更多健康問題，而是說，"我們事實上所知無幾"，"我們處在未知之中"，"我們面對諸多不可測的健康風險"。我覺得，在知識上，在風險決策上，這樣的態度才是對的。</text:span><text:span text:style-name="T3"><text:line-break/><text:line-break/></text:span><text:span text:style-name="T1">對於要不要打疫苗，我並無結論。在我看來，這些匆匆推出的疫苗就跟萊克多巴胺是一樣的，它們必然有害。但是，後者有百害無一利，我們根本不需要去吃萊毒這東西。但是，疫苗卻不然，它雖然是毒，雖然有害人體，但是，伸頭是一刀，縮頭也是一刀，究竟是要上刀山或下油鍋，我一時也想不清楚。</text:span><text:span text:style-name="T3"><text:line-break/><text:line-break/></text:span><text:span text:style-name="T1">我若不打疫苗，萬一罹患新冠病毒，誰知道它會對我產生多少長期、短期的傷害。但是，打了疫苗，事實上我也很不安。除了大陸疫苗例如科興之外，我都不信任。</text:span><text:span text:style-name="T3"><text:line-break/><text:line-break/></text:span><text:span text:style-name="T1">我之所以相信大陸疫苗是因為我相信共產黨不可能拿十幾億人民的健康做賭注，但是西方社會卻很敢，因為他們奉行資本主義，謀利至上，根本不在乎人民死活。另一方面，陸製疫苗採用傳統減毒方式，風險應該小了許多。</text:span><text:span text:style-name="T3"><text:line-break/><text:line-break/></text:span><text:span text:style-name="T1">我還拿不定主意該不該打疫苗(目前是傾向打，而且最好是打大陸疫苗)，但有一點我是很確定的，那就是我認為小孩子不應該去冒這個不可測的疫苗風險，特別是西方那些高科技疫苗(莫德納、BNT、AZ等等)，未知事物太多，純粹就是拿自己的健康和生命做人體實驗。中老年人倘若活得不耐煩，也許沒差，但是小朋友人生才剛開始，還是謹慎為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